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28ae73"/>
    </style:style>
    <style:style style:name="P2" style:family="paragraph" style:parent-style-name="Text_20_body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8ae73" officeooo:paragraph-rsid="0028ae7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 style:list-style-name="L1">
      <style:text-properties officeooo:paragraph-rsid="0028ae73"/>
    </style:style>
    <style:style style:name="P4" style:family="paragraph" style:parent-style-name="Text_20_body" style:list-style-name="L1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8ae73" officeooo:paragraph-rsid="0028ae73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 style:list-style-name="L1">
      <style:text-properties officeooo:rsid="0028ae73" officeooo:paragraph-rsid="0028ae73"/>
    </style:style>
    <style:style style:name="P6" style:family="paragraph" style:parent-style-name="Title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3" fo:font-size="16pt" fo:letter-spacing="normal" fo:font-style="normal" style:text-underline-style="none" fo:font-weight="bold" officeooo:rsid="0028ae73" officeooo:paragraph-rsid="00259049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.5pt" style:font-size-asian="8.5pt" style:font-size-complex="8.5pt"/>
    </style:style>
    <style:style style:name="P11" style:family="paragraph"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8ae7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18e4b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f1be2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letter-spacing="normal" officeooo:rsid="002656ce"/>
    </style:style>
    <style:style style:name="T6" style:family="text">
      <style:text-properties fo:font-variant="normal" fo:text-transform="none" fo:color="#000000" style:font-name="Times New Roman" fo:letter-spacing="normal" officeooo:rsid="0028ae73"/>
    </style:style>
    <style:style style:name="T7" style:family="text">
      <style:text-properties fo:font-variant="normal" fo:text-transform="none" fo:color="#000000" style:font-name="Times New Roman" fo:letter-spacing="normal" officeooo:rsid="002a2d85"/>
    </style:style>
    <style:style style:name="T8" style:family="text">
      <style:text-properties fo:font-variant="normal" fo:text-transform="none" fo:color="#000000" style:font-name="Times New Roman" fo:letter-spacing="normal" officeooo:rsid="002f1be2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656ce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28ae73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267fee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2a2d85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2f1be2" style:font-size-asian="14pt" style:font-size-complex="14pt"/>
    </style:style>
    <style:style style:name="T14" style:family="text">
      <style:text-properties fo:font-variant="normal" fo:text-transform="none" fo:color="#000000" style:font-name="Times New Roman2" fo:font-size="14pt" fo:letter-spacing="normal" fo:font-style="normal" fo:font-weight="normal" officeooo:rsid="00267fee" style:font-size-asian="14pt" style:font-size-complex="14pt"/>
    </style:style>
    <style:style style:name="T15" style:family="text">
      <style:text-properties fo:font-variant="normal" fo:text-transform="none" fo:color="#000000" style:font-name="Times New Roman2" fo:font-size="14pt" fo:letter-spacing="normal" fo:font-style="normal" fo:font-weight="normal" officeooo:rsid="0028ae73" style:font-size-asian="14pt" style:font-size-complex="14pt"/>
    </style:style>
    <style:style style:name="T16" style:family="text">
      <style:text-properties fo:font-variant="normal" fo:text-transform="none" fo:color="#000000" style:font-name="Times New Roman2" fo:font-size="14pt" fo:letter-spacing="normal" fo:font-style="normal" fo:font-weight="normal" officeooo:rsid="002a2d85" style:font-size-asian="14pt" style:font-size-complex="14pt"/>
    </style:style>
    <style:style style:name="T17" style:family="text">
      <style:text-properties fo:font-variant="normal" fo:text-transform="none" fo:color="#000000" style:font-name="Times New Roman2" fo:font-size="14pt" fo:letter-spacing="normal" fo:font-style="normal" fo:font-weight="normal" officeooo:rsid="002f1be2" style:font-size-asian="14pt" style:font-size-complex="14pt"/>
    </style:style>
    <style:style style:name="T18" style:family="text">
      <style:text-properties fo:font-variant="normal" fo:text-transform="none" fo:color="#000000" style:font-name="Times New Roman2" fo:font-size="14pt" fo:letter-spacing="normal" fo:font-style="normal" fo:font-weight="normal" officeooo:rsid="001e04af" style:font-size-asian="12.25pt" style:font-size-complex="14pt"/>
    </style:style>
    <style:style style:name="T19" style:family="text">
      <style:text-properties fo:font-variant="normal" fo:text-transform="none" fo:color="#000000" style:font-name="Times New Roman2" fo:font-size="14pt" fo:letter-spacing="normal" fo:font-style="normal" fo:font-weight="normal" officeooo:rsid="0028ae73" style:font-size-asian="12.25pt" style:font-size-complex="14pt"/>
    </style:style>
    <style:style style:name="T20" style:family="text">
      <style:text-properties fo:font-variant="normal" fo:text-transform="none" fo:color="#000000" style:font-name="Times New Roman2" fo:font-size="14pt" fo:letter-spacing="normal" fo:font-style="normal" fo:font-weight="normal" officeooo:rsid="001ed13c" style:font-size-asian="12.25pt" style:font-size-complex="14pt"/>
    </style:style>
    <style:style style:name="T21" style:family="text">
      <style:text-properties fo:font-variant="normal" fo:text-transform="none" fo:color="#000000" style:font-name="Times New Roman2" fo:font-size="14pt" fo:letter-spacing="normal" fo:font-style="normal" fo:font-weight="normal" officeooo:rsid="002a2d85" style:font-size-asian="12.25pt" style:font-size-complex="14pt"/>
    </style:style>
    <style:style style:name="T22" style:family="text">
      <style:text-properties fo:font-variant="normal" fo:text-transform="none" fo:color="#000000" style:font-name="Times New Roman2" fo:font-size="14pt" fo:letter-spacing="normal" fo:font-style="normal" fo:font-weight="normal" officeooo:rsid="002f1be2" style:font-size-asian="12.25pt" style:font-size-complex="14pt"/>
    </style:style>
    <style:style style:name="T23" style:family="text">
      <style:text-properties officeooo:rsid="0028ae73"/>
    </style:style>
    <style:style style:name="T24" style:family="text">
      <style:text-properties officeooo:rsid="00204306"/>
    </style:style>
    <style:style style:name="T25" style:family="text">
      <style:text-properties fo:font-size="14pt" officeooo:rsid="0020fa68" style:font-size-asian="12.25pt" style:font-size-complex="14pt"/>
    </style:style>
    <style:style style:name="T26" style:family="text">
      <style:text-properties fo:font-size="14pt" officeooo:rsid="0028ae73" style:font-size-asian="12.25pt" style:font-size-complex="14pt"/>
    </style:style>
    <style:style style:name="T27" style:family="text">
      <style:text-properties fo:font-size="14pt" officeooo:rsid="0022909d" style:font-size-asian="12.25pt" style:font-size-complex="14pt"/>
    </style:style>
    <style:style style:name="T28" style:family="text">
      <style:text-properties fo:font-size="14pt" officeooo:rsid="002f1be2" style:font-size-asian="12.25pt" style:font-size-complex="14pt"/>
    </style:style>
    <style:style style:name="T29" style:family="text">
      <style:text-properties fo:font-size="14pt" officeooo:rsid="0022909d" style:font-size-asian="14pt" style:font-size-complex="14pt"/>
    </style:style>
    <style:style style:name="T30" style:family="text">
      <style:text-properties fo:font-size="14pt" officeooo:rsid="0028ae73" style:font-size-asian="14pt" style:font-size-complex="14pt"/>
    </style:style>
    <style:style style:name="T31" style:family="text">
      <style:text-properties fo:font-size="14pt" fo:font-weight="normal" officeooo:rsid="0022909d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28ae73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46816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f1be2" style:font-size-asian="14pt" style:font-weight-asian="normal" style:font-size-complex="14pt" style:font-weight-complex="normal"/>
    </style:style>
    <style:style style:name="T35" style:family="text">
      <style:text-properties officeooo:rsid="0025cd2f"/>
    </style:style>
    <style:style style:name="T36" style:family="text">
      <style:text-properties officeooo:rsid="002a2d85"/>
    </style:style>
    <style:style style:name="T37" style:family="text">
      <style:text-properties officeooo:rsid="002f1be2"/>
    </style:style>
    <style:style style:name="T38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9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40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41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42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43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44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45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7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2.608cm" svg:y1="24.885cm" svg:x2="2.61cm" svg:y2="26.353cm">
          <text:p/>
        </draw:line>
        <draw:line draw:style-name="gr3" draw:text-style-name="P8" svg:x1="1.71cm" svg:y1="24.871cm" svg:x2="19.982cm" svg:y2="24.871cm">
          <text:p/>
        </draw:line>
        <draw:line draw:style-name="gr3" draw:text-style-name="P8" svg:x1="3.699cm" svg:y1="24.897cm" svg:x2="3.701cm" svg:y2="28.855cm">
          <text:p/>
        </draw:line>
        <draw:line draw:style-name="gr3" draw:text-style-name="P8" svg:x1="6.201cm" svg:y1="24.897cm" svg:x2="6.203cm" svg:y2="28.855cm">
          <text:p/>
        </draw:line>
        <draw:line draw:style-name="gr3" draw:text-style-name="P8" svg:x1="7.7cm" svg:y1="24.897cm" svg:x2="7.702cm" svg:y2="28.855cm">
          <text:p/>
        </draw:line>
        <draw:line draw:style-name="gr3" draw:text-style-name="P8" svg:x1="8.702cm" svg:y1="24.885cm" svg:x2="8.704cm" svg:y2="28.841cm">
          <text:p/>
        </draw:line>
        <draw:line draw:style-name="gr3" draw:text-style-name="P8" svg:x1="16.204cm" svg:y1="26.379cm" svg:x2="16.208cm" svg:y2="27.36cm">
          <text:p/>
        </draw:line>
        <draw:line draw:style-name="gr4" draw:text-style-name="P8" svg:x1="1.71cm" svg:y1="27.869cm" svg:x2="8.683cm" svg:y2="27.871cm">
          <text:p/>
        </draw:line>
        <draw:line draw:style-name="gr4" draw:text-style-name="P8" svg:x1="1.71cm" svg:y1="28.37cm" svg:x2="8.683cm" svg:y2="28.37cm">
          <text:p/>
        </draw:line>
        <draw:frame draw:style-name="gr5" draw:text-style-name="P8" svg:width="0.809cm" svg:height="0.436cm" svg:x="1.751cm" svg:y="25.905cm">
          <draw:text-box>
            <text:p text:style-name="P8"><text:span text:style-name="T38">Изм</text:span></text:p>
          </draw:text-box>
        </draw:frame>
        <draw:frame draw:style-name="gr5" draw:text-style-name="P8" svg:width="1.006cm" svg:height="0.436cm" svg:x="2.663cm" svg:y="25.905cm">
          <draw:text-box>
            <text:p text:style-name="P8"><text:span text:style-name="T38">Лист</text:span></text:p>
          </draw:text-box>
        </draw:frame>
        <draw:frame draw:style-name="gr5" draw:text-style-name="P8" svg:width="2.354cm" svg:height="0.436cm" svg:x="3.776cm" svg:y="25.905cm">
          <draw:text-box>
            <text:p text:style-name="P8"><text:span text:style-name="T38">№ </text:span><text:span text:style-name="T38">докум.</text:span></text:p>
          </draw:text-box>
        </draw:frame>
        <draw:frame draw:style-name="gr5" draw:text-style-name="P9" svg:width="1.403cm" svg:height="0.436cm" svg:x="6.251cm" svg:y="25.905cm">
          <draw:text-box>
            <text:p text:style-name="P8"><text:span text:style-name="T39">Подпись</text:span></text:p>
          </draw:text-box>
        </draw:frame>
        <draw:frame draw:style-name="gr5" draw:text-style-name="P10" svg:width="0.914cm" svg:height="0.436cm" svg:x="7.745cm" svg:y="25.905cm">
          <draw:text-box>
            <text:p text:style-name="P8"><text:span text:style-name="T40">Дата</text:span></text:p>
          </draw:text-box>
        </draw:frame>
        <draw:frame draw:style-name="gr5" draw:text-style-name="P8" svg:width="1.35cm" svg:height="0.436cm" svg:x="16.266cm" svg:y="26.395cm">
          <draw:text-box>
            <text:p text:style-name="P8"><text:span text:style-name="T38">Лист</text:span></text:p>
          </draw:text-box>
        </draw:frame>
        <draw:custom-shape draw:style-name="gr6" draw:text-style-name="P7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11" svg:width="11.127cm" svg:height="0.675cm" svg:x="8.803cm" svg:y="25.307cm">
          <draw:text-box>
            <text:p text:style-name="P8"><text:span text:style-name="T41">Содержание</text:span></text:p>
          </draw:text-box>
        </draw:frame>
        <draw:line draw:style-name="gr3" draw:text-style-name="P8" svg:x1="1.713cm" svg:y1="26.37cm" svg:x2="19.985cm" svg:y2="26.37cm">
          <text:p/>
        </draw:line>
        <draw:line draw:style-name="gr3" draw:text-style-name="P8" svg:x1="1.72cm" svg:y1="25.876cm" svg:x2="8.693cm" svg:y2="25.876cm">
          <text:p/>
        </draw:line>
        <draw:line draw:style-name="gr4" draw:text-style-name="P8" svg:x1="1.71cm" svg:y1="25.37cm" svg:x2="8.683cm" svg:y2="25.37cm">
          <text:p/>
        </draw:line>
        <draw:line draw:style-name="gr4" draw:text-style-name="P8" svg:x1="1.71cm" svg:y1="27.37cm" svg:x2="8.683cm" svg:y2="27.37cm">
          <text:p/>
        </draw:line>
        <draw:line draw:style-name="gr4" draw:text-style-name="P8" svg:x1="1.71cm" svg:y1="26.866cm" svg:x2="8.683cm" svg:y2="26.866cm">
          <text:p/>
        </draw:line>
        <draw:g draw:style-name="gr7">
          <draw:frame draw:style-name="gr5" draw:text-style-name="P12" svg:width="1.945cm" svg:height="0.438cm" svg:x="1.727cm" svg:y="26.418cm">
            <draw:text-box>
              <text:p text:style-name="P12"><text:span text:style-name="T38"><text:s/></text:span><text:span text:style-name="T38">Разраб.</text:span></text:p>
            </draw:text-box>
          </draw:frame>
        </draw:g>
        <draw:g draw:style-name="gr7">
          <draw:frame draw:style-name="gr5" draw:text-style-name="P12" svg:width="1.945cm" svg:height="0.436cm" svg:x="1.727cm" svg:y="26.899cm">
            <draw:text-box>
              <text:p text:style-name="P12"><text:span text:style-name="T38"><text:s/></text:span><text:span text:style-name="T42">Руковод</text:span><text:span text:style-name="T38">.</text:span></text:p>
            </draw:text-box>
          </draw:frame>
        </draw:g>
        <draw:g draw:style-name="gr7">
          <draw:frame draw:style-name="gr5" draw:text-style-name="P12" svg:width="1.945cm" svg:height="0.436cm" svg:x="1.727cm" svg:y="27.402cm">
            <draw:text-box>
              <text:p text:style-name="P12"><text:span text:style-name="T42"><text:s/></text:span><text:span text:style-name="T42">Консул</text:span><text:span text:style-name="T38">.</text:span></text:p>
            </draw:text-box>
          </draw:frame>
        </draw:g>
        <draw:g draw:style-name="gr7">
          <draw:frame draw:style-name="gr5" draw:text-style-name="P12" svg:width="1.945cm" svg:height="0.438cm" svg:x="1.727cm" svg:y="27.899cm">
            <draw:text-box>
              <text:p text:style-name="P12"><text:span text:style-name="T38"><text:s/></text:span><text:span text:style-name="T38">Н. Контр.</text:span></text:p>
            </draw:text-box>
          </draw:frame>
          <draw:custom-shape draw:style-name="gr6" draw:text-style-name="P7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12" svg:width="1.945cm" svg:height="0.436cm" svg:x="1.727cm" svg:y="28.379cm">
            <draw:text-box>
              <text:p text:style-name="P12"><text:span text:style-name="T38"><text:s/></text:span><text:span text:style-name="T42">Зав.каф</text:span><text:span text:style-name="T38">.</text:span></text:p>
            </draw:text-box>
          </draw:frame>
          <draw:frame draw:style-name="gr5" draw:text-style-name="P12" svg:width="2.352cm" svg:height="0.436cm" svg:x="3.771cm" svg:y="28.379cm">
            <draw:text-box>
              <text:p text:style-name="P12"><text:span text:style-name="T42">Поляков В.М.</text:span></text:p>
            </draw:text-box>
          </draw:frame>
        </draw:g>
        <draw:line draw:style-name="gr3" draw:text-style-name="P8" svg:x1="14.703cm" svg:y1="26.379cm" svg:x2="14.705cm" svg:y2="28.841cm">
          <text:p/>
        </draw:line>
        <draw:frame draw:style-name="gr5" draw:text-style-name="P8" svg:width="5.758cm" svg:height="2.276cm" svg:x="8.828cm" svg:y="26.485cm">
          <draw:text-box>
            <text:p text:style-name="P8"><text:span text:style-name="T43">ПРОГРАММНОЕ ОБЕСПЕЧЕНИЕ ДЛЯ АВТОМАТИЧЕСКОЙ АВТОРИЗАЦИИ ПОЛЬЗОВАТЕЛЕЙ ОС UNIX</text:span></text:p>
          </draw:text-box>
        </draw:frame>
        <draw:line draw:style-name="gr3" draw:text-style-name="P8" svg:x1="14.715cm" svg:y1="26.871cm" svg:x2="19.994cm" svg:y2="26.871cm">
          <text:p/>
        </draw:line>
        <draw:line draw:style-name="gr3" draw:text-style-name="P8" svg:x1="14.711cm" svg:y1="27.37cm" svg:x2="19.99cm" svg:y2="27.372cm">
          <text:p/>
        </draw:line>
        <draw:line draw:style-name="gr3" draw:text-style-name="P8" svg:x1="17.703cm" svg:y1="26.379cm" svg:x2="17.705cm" svg:y2="27.36cm">
          <text:p/>
        </draw:line>
        <draw:frame draw:style-name="gr5" draw:text-style-name="P8" svg:width="1.348cm" svg:height="0.436cm" svg:x="14.783cm" svg:y="26.395cm">
          <draw:text-box>
            <text:p text:style-name="P8"><text:span text:style-name="T38">Лит.</text:span></text:p>
          </draw:text-box>
        </draw:frame>
        <draw:frame draw:style-name="gr5" draw:text-style-name="P8" svg:width="2.13cm" svg:height="0.436cm" svg:x="17.776cm" svg:y="26.395cm">
          <draw:text-box>
            <text:p text:style-name="P8"><text:span text:style-name="T38">Листов</text:span></text:p>
          </draw:text-box>
        </draw:frame>
        <draw:custom-shape draw:style-name="gr6" draw:text-style-name="P7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8" svg:x1="15.206cm" svg:y1="26.883cm" svg:x2="15.208cm" svg:y2="27.361cm">
          <text:p/>
        </draw:line>
        <draw:line draw:style-name="gr4" draw:text-style-name="P8" svg:x1="15.703cm" svg:y1="26.883cm" svg:x2="15.705cm" svg:y2="27.361cm">
          <text:p/>
        </draw:line>
        <draw:frame draw:style-name="gr5" draw:text-style-name="P8" svg:width="5.134cm" svg:height="0.623cm" svg:x="14.783cm" svg:y="27.758cm">
          <draw:text-box>
            <text:p text:style-name="P8"><text:span text:style-name="T44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7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2.612cm" svg:y1="27.543cm" svg:x2="2.614cm" svg:y2="29.014cm">
          <text:p/>
        </draw:line>
        <draw:line draw:style-name="gr3" draw:text-style-name="P8" svg:x1="1.621cm" svg:y1="27.529cm" svg:x2="19.893cm" svg:y2="27.529cm">
          <text:p/>
        </draw:line>
        <draw:line draw:style-name="gr3" draw:text-style-name="P8" svg:x1="3.612cm" svg:y1="27.543cm" svg:x2="3.614cm" svg:y2="29.014cm">
          <text:p/>
        </draw:line>
        <draw:line draw:style-name="gr3" draw:text-style-name="P8" svg:x1="6.112cm" svg:y1="27.543cm" svg:x2="6.114cm" svg:y2="29.014cm">
          <text:p/>
        </draw:line>
        <draw:line draw:style-name="gr3" draw:text-style-name="P8" svg:x1="7.611cm" svg:y1="27.559cm" svg:x2="7.613cm" svg:y2="29.016cm">
          <text:p/>
        </draw:line>
        <draw:line draw:style-name="gr3" draw:text-style-name="P8" svg:x1="8.613cm" svg:y1="27.543cm" svg:x2="8.615cm" svg:y2="29cm">
          <text:p/>
        </draw:line>
        <draw:line draw:style-name="gr3" draw:text-style-name="P8" svg:x1="18.912cm" svg:y1="27.543cm" svg:x2="18.916cm" svg:y2="29.014cm">
          <text:p/>
        </draw:line>
        <draw:line draw:style-name="gr4" draw:text-style-name="P8" svg:x1="1.621cm" svg:y1="28.028cm" svg:x2="8.594cm" svg:y2="28.03cm">
          <text:p/>
        </draw:line>
        <draw:line draw:style-name="gr3" draw:text-style-name="P8" svg:x1="1.621cm" svg:y1="28.529cm" svg:x2="8.594cm" svg:y2="28.529cm">
          <text:p/>
        </draw:line>
        <draw:line draw:style-name="gr4" draw:text-style-name="P8" svg:x1="18.925cm" svg:y1="28.037cm" svg:x2="19.904cm" svg:y2="28.037cm">
          <text:p/>
        </draw:line>
        <draw:frame draw:style-name="gr5" draw:text-style-name="P8" svg:width="0.914cm" svg:height="0.436cm" svg:x="1.661cm" svg:y="28.538cm">
          <draw:text-box>
            <text:p text:style-name="P8"><text:span text:style-name="T38">Изм.</text:span></text:p>
          </draw:text-box>
        </draw:frame>
        <draw:frame draw:style-name="gr5" draw:text-style-name="P8" svg:width="0.916cm" svg:height="0.436cm" svg:x="2.642cm" svg:y="28.538cm">
          <draw:text-box>
            <text:p text:style-name="P8"><text:span text:style-name="T38">Лист</text:span></text:p>
          </draw:text-box>
        </draw:frame>
        <draw:frame draw:style-name="gr5" draw:text-style-name="P8" svg:width="2.354cm" svg:height="0.436cm" svg:x="3.686cm" svg:y="28.538cm">
          <draw:text-box>
            <text:p text:style-name="P8"><text:span text:style-name="T38">№ </text:span><text:span text:style-name="T38">докум.</text:span></text:p>
          </draw:text-box>
        </draw:frame>
        <draw:frame draw:style-name="gr5" draw:text-style-name="P8" svg:width="1.403cm" svg:height="0.436cm" svg:x="6.161cm" svg:y="28.538cm">
          <draw:text-box>
            <text:p text:style-name="P8"><text:span text:style-name="T39">Подпись</text:span></text:p>
          </draw:text-box>
        </draw:frame>
        <draw:frame draw:style-name="gr5" draw:text-style-name="P10" svg:width="0.914cm" svg:height="0.436cm" svg:x="7.655cm" svg:y="28.538cm">
          <draw:text-box>
            <text:p text:style-name="P8"><text:span text:style-name="T40">Дата</text:span></text:p>
          </draw:text-box>
        </draw:frame>
        <draw:frame draw:style-name="gr5" draw:text-style-name="P8" svg:width="0.916cm" svg:height="0.436cm" svg:x="18.942cm" svg:y="27.572cm">
          <draw:text-box>
            <text:p text:style-name="P8"><text:span text:style-name="T38">Лист</text:span></text:p>
          </draw:text-box>
        </draw:frame>
        <draw:custom-shape draw:style-name="gr6" draw:text-style-name="P7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3" svg:width="10.134cm" svg:height="0.675cm" svg:x="8.689cm" svg:y="27.928cm">
          <draw:text-box>
            <text:p text:style-name="P8"><text:span text:style-name="T45">Содержание</text:span></text:p>
          </draw:text-box>
        </draw:frame>
      </draw:g>
      <draw:g text:anchor-type="page" text:anchor-page-number="3" draw:z-index="2" draw:style-name="gr1">
        <draw:custom-shape draw:style-name="gr2" draw:text-style-name="P7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2.612cm" svg:y1="27.543cm" svg:x2="2.614cm" svg:y2="29.014cm">
          <text:p/>
        </draw:line>
        <draw:line draw:style-name="gr3" draw:text-style-name="P8" svg:x1="1.621cm" svg:y1="27.529cm" svg:x2="19.893cm" svg:y2="27.529cm">
          <text:p/>
        </draw:line>
        <draw:line draw:style-name="gr3" draw:text-style-name="P8" svg:x1="3.612cm" svg:y1="27.543cm" svg:x2="3.614cm" svg:y2="29.014cm">
          <text:p/>
        </draw:line>
        <draw:line draw:style-name="gr3" draw:text-style-name="P8" svg:x1="6.112cm" svg:y1="27.543cm" svg:x2="6.114cm" svg:y2="29.014cm">
          <text:p/>
        </draw:line>
        <draw:line draw:style-name="gr3" draw:text-style-name="P8" svg:x1="7.611cm" svg:y1="27.559cm" svg:x2="7.613cm" svg:y2="29.016cm">
          <text:p/>
        </draw:line>
        <draw:line draw:style-name="gr3" draw:text-style-name="P8" svg:x1="8.613cm" svg:y1="27.543cm" svg:x2="8.615cm" svg:y2="29cm">
          <text:p/>
        </draw:line>
        <draw:line draw:style-name="gr3" draw:text-style-name="P8" svg:x1="18.912cm" svg:y1="27.543cm" svg:x2="18.916cm" svg:y2="29.014cm">
          <text:p/>
        </draw:line>
        <draw:line draw:style-name="gr4" draw:text-style-name="P8" svg:x1="1.621cm" svg:y1="28.028cm" svg:x2="8.594cm" svg:y2="28.03cm">
          <text:p/>
        </draw:line>
        <draw:line draw:style-name="gr3" draw:text-style-name="P8" svg:x1="1.621cm" svg:y1="28.529cm" svg:x2="8.594cm" svg:y2="28.529cm">
          <text:p/>
        </draw:line>
        <draw:line draw:style-name="gr4" draw:text-style-name="P8" svg:x1="18.925cm" svg:y1="28.037cm" svg:x2="19.904cm" svg:y2="28.037cm">
          <text:p/>
        </draw:line>
        <draw:frame draw:style-name="gr5" draw:text-style-name="P8" svg:width="0.914cm" svg:height="0.436cm" svg:x="1.661cm" svg:y="28.538cm">
          <draw:text-box>
            <text:p text:style-name="P8"><text:span text:style-name="T38">Изм.</text:span></text:p>
          </draw:text-box>
        </draw:frame>
        <draw:frame draw:style-name="gr5" draw:text-style-name="P8" svg:width="0.916cm" svg:height="0.436cm" svg:x="2.642cm" svg:y="28.538cm">
          <draw:text-box>
            <text:p text:style-name="P8"><text:span text:style-name="T38">Лист</text:span></text:p>
          </draw:text-box>
        </draw:frame>
        <draw:frame draw:style-name="gr5" draw:text-style-name="P8" svg:width="2.354cm" svg:height="0.436cm" svg:x="3.686cm" svg:y="28.538cm">
          <draw:text-box>
            <text:p text:style-name="P8"><text:span text:style-name="T38">№ </text:span><text:span text:style-name="T38">докум.</text:span></text:p>
          </draw:text-box>
        </draw:frame>
        <draw:frame draw:style-name="gr5" draw:text-style-name="P8" svg:width="1.403cm" svg:height="0.436cm" svg:x="6.161cm" svg:y="28.538cm">
          <draw:text-box>
            <text:p text:style-name="P8"><text:span text:style-name="T39">Подпись</text:span></text:p>
          </draw:text-box>
        </draw:frame>
        <draw:frame draw:style-name="gr5" draw:text-style-name="P10" svg:width="0.914cm" svg:height="0.436cm" svg:x="7.655cm" svg:y="28.538cm">
          <draw:text-box>
            <text:p text:style-name="P8"><text:span text:style-name="T40">Дата</text:span></text:p>
          </draw:text-box>
        </draw:frame>
        <draw:frame draw:style-name="gr5" draw:text-style-name="P8" svg:width="0.916cm" svg:height="0.436cm" svg:x="18.942cm" svg:y="27.572cm">
          <draw:text-box>
            <text:p text:style-name="P8"><text:span text:style-name="T38">Лист</text:span></text:p>
          </draw:text-box>
        </draw:frame>
        <draw:custom-shape draw:style-name="gr6" draw:text-style-name="P7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3" svg:width="10.134cm" svg:height="0.675cm" svg:x="8.689cm" svg:y="27.928cm">
          <draw:text-box>
            <text:p text:style-name="P8"><text:span text:style-name="T45">Содержание</text:span></text:p>
          </draw:text-box>
        </draw:frame>
      </draw:g>
      <text:h text:style-name="P6" text:outline-level="1" text:is-list-header="true">Содержание</text:h>
      <text:p text:style-name="P2">Введение...............................................................................................................4</text:p>
      <text:list xml:id="list1063076746" text:style-name="L1">
        <text:list-item>
          <text:list>
            <text:list-item>
              <text:p text:style-name="P4">Анализ состояния вопроса..........................................................................5</text:p>
              <text:p text:style-name="P4">1.1. Описание предметной области............................................................5</text:p>
              <text:p text:style-name="P4">1.2. Анализ аналогов и прототипов............................................................<text:span text:style-name="T37">7</text:span></text:p>
              <text:p text:style-name="P3"><text:span text:style-name="T1">1.3. Перечень задач, подлежащих решению в процессе разработки.......</text:span><text:span text:style-name="T4">8</text:span></text:p>
              <text:p text:style-name="P3"><text:span text:style-name="T2">1.4. </text:span><text:span text:style-name="T3">Постановка задачи.................................................................................</text:span><text:span text:style-name="T2">9</text:span></text:p>
              <text:list>
                <text:list-header>
                  <text:p text:style-name="P3"><text:span text:style-name="T2">1.4.1. </text:span><text:span text:style-name="T3">Назначение и область применения..............................................</text:span><text:span text:style-name="T2">9</text:span></text:p>
                </text:list-header>
              </text:list>
              <text:p text:style-name="P3"><text:span text:style-name="T2">1.5. </text:span><text:span text:style-name="T3">Требования к программе и программному изделию..........................</text:span><text:span text:style-name="T2">9</text:span></text:p>
              <text:list text:continue-numbering="true">
                <text:list-header>
                  <text:p text:style-name="P3"><text:span text:style-name="T2">1.5.1. </text:span><text:span text:style-name="T3">Требования к составу и параметрам технических средств.......</text:span><text:span text:style-name="T2">9</text:span></text:p>
                  <text:p text:style-name="P3"><text:span text:style-name="T2">1.5.2. </text:span><text:span text:style-name="T3">Требования к информационной и программной совместимости.........................................................................................</text:span><text:span text:style-name="T4">9</text:span></text:p>
                  <text:p text:style-name="P3"><text:span text:style-name="T2">1.5.3. </text:span><text:span text:style-name="T3">Требования к программной документации.................................</text:span><text:span text:style-name="T4">9</text:span></text:p>
                </text:list-header>
              </text:list>
            </text:list-item>
            <text:list-item>
              <text:p text:style-name="P5">Выбор и обоснование средств проектирования......................................11</text:p>
              <text:p text:style-name="P3"><text:span text:style-name="T23">2.1. </text:span><text:span text:style-name="T24">Описание критериев и альтернатив...................................................</text:span><text:span text:style-name="T23">11</text:span></text:p>
              <text:p text:style-name="P3"><text:span text:style-name="T23">2.2. </text:span><text:span text:style-name="T25">Метод анализа иерархий (МАИ)........................................................</text:span><text:span text:style-name="T26">12</text:span></text:p>
              <text:list>
                <text:list-header>
                  <text:p text:style-name="P3"><text:span text:style-name="T26">2.2.1. </text:span><text:span text:style-name="T25">Общие сведения..........................................................................</text:span><text:span text:style-name="T26">12</text:span></text:p>
                  <text:p text:style-name="P3"><text:span text:style-name="T26">2.2.2. </text:span><text:span text:style-name="T27">Принцип идентичности и декомпозиции..................................</text:span><text:span text:style-name="T26">1</text:span><text:span text:style-name="T28">3</text:span></text:p>
                  <text:p text:style-name="P3"><text:span text:style-name="T26">2.2.3. </text:span><text:span text:style-name="T29">Принцип дискриминации и сравнительных суждений...........</text:span><text:span text:style-name="T30">16</text:span></text:p>
                  <text:p text:style-name="P3"><text:span text:style-name="T30">2.2.4. </text:span><text:span text:style-name="T31">Принцип синтеза.........................................................................</text:span><text:span text:style-name="T32">2</text:span><text:span text:style-name="T34">2</text:span></text:p>
                  <text:p text:style-name="P3"><text:span text:style-name="T32">2.2.5. </text:span><text:span text:style-name="T31">Общая оценка МАИ как метода принятия решений................</text:span><text:span text:style-name="T32">2</text:span><text:span text:style-name="T34">3</text:span></text:p>
                </text:list-header>
              </text:list>
              <text:p text:style-name="P3"><text:span text:style-name="T32">2.3. </text:span><text:span text:style-name="T33">Выбор с использованием МАИ..........................................................</text:span><text:span text:style-name="T32">2</text:span><text:span text:style-name="T34">4</text:span></text:p>
              <text:list text:continue-numbering="true">
                <text:list-header>
                  <text:p text:style-name="P3"><text:soft-page-break/><text:span text:style-name="T32">2.3.1. </text:span><text:span text:style-name="T33">Матрицы парных сравнений......................................................</text:span><text:span text:style-name="T32">2</text:span><text:span text:style-name="T34">4</text:span></text:p>
                  <text:p text:style-name="P3"><text:span text:style-name="T32">2.3.2. </text:span><text:span text:style-name="T33">Результат сравнения....................................................................</text:span><text:span text:style-name="T32">2</text:span><text:span text:style-name="T34">4</text:span></text:p>
                </text:list-header>
              </text:list>
            </text:list-item>
            <text:list-item>
              <text:p text:style-name="P3"><text:span text:style-name="T23">Разработка «Программное обеспечение для автоматической авторизации пользователей ОС Unix»......................................................3</text:span><text:span text:style-name="T37">2</text:span></text:p>
              <text:p text:style-name="P3"><text:span text:style-name="T23">3.1. </text:span><text:span text:style-name="T35">Процесс разработки и методология разработки ПО........................</text:span><text:span text:style-name="T23">3</text:span><text:span text:style-name="T37">2</text:span></text:p>
              <text:p text:style-name="P3"><text:span text:style-name="T23">3.2. </text:span><text:span text:style-name="T35">Описание используемых методов......................................................</text:span><text:span text:style-name="T23">3</text:span><text:span text:style-name="T37">6</text:span></text:p>
              <text:list>
                <text:list-header>
                  <text:p text:style-name="P3"><text:span text:style-name="T23">3.2.1. </text:span><text:span text:style-name="T35">Искусственные нейронные сети................................................</text:span><text:span text:style-name="T23">4</text:span><text:span text:style-name="T37">4</text:span></text:p>
                  <text:p text:style-name="P3"><text:span text:style-name="T23">3.2.2. </text:span><text:span text:style-name="T5">Сверточные нейронные сети......................................................</text:span><text:span text:style-name="T8">49</text:span></text:p>
                  <text:p text:style-name="P3"><text:span text:style-name="T6">3.2.3. </text:span><text:span text:style-name="T9">Генетические алгоритмы............................................................</text:span><text:span text:style-name="T13">57</text:span></text:p>
                  <text:p text:style-name="P3"><text:span text:style-name="T10">3.2.4. </text:span><text:span text:style-name="T9">Генетический алгоритм с вещественным кодированием........</text:span><text:span text:style-name="T10">6</text:span><text:span text:style-name="T13">0</text:span></text:p>
                  <text:p text:style-name="P3"><text:span text:style-name="T10">3.2.5. </text:span><text:span text:style-name="T9">Генетические алгоритмы для обучения нейронных сетей......</text:span><text:span text:style-name="T10">6</text:span><text:span text:style-name="T13">3</text:span></text:p>
                  <text:p text:style-name="P3"><text:span text:style-name="T10">3.2.6. </text:span><text:span text:style-name="T11">Управляемый алгоритм обучения нейронной сети на основе генетического поиска и имитации отжига..........................................</text:span><text:span text:style-name="T13">67</text:span></text:p>
                  <text:list>
                    <text:list-header>
                      <text:p text:style-name="P3"><text:span text:style-name="T10">3.2.6.1. </text:span><text:span text:style-name="T14">Модификация оператора генной мутации........................</text:span><text:span text:style-name="T17">69</text:span></text:p>
                      <text:p text:style-name="P3"><text:span text:style-name="T15">3.2.6.2. </text:span><text:span text:style-name="T14">Модификация операторов селекции..................................</text:span><text:span text:style-name="T17">70</text:span></text:p>
                      <text:p text:style-name="P3"><text:span text:style-name="T15">3.2.6.3. </text:span><text:span text:style-name="T14">Модификация операторов отбора......................................</text:span><text:span text:style-name="T17">72</text:span></text:p>
                    </text:list-header>
                  </text:list>
                </text:list-header>
              </text:list>
            </text:list-item>
            <text:list-item>
              <text:p text:style-name="P3"><text:span text:style-name="T15">Проектирование и разработка алгоритмов и структур данных.............7</text:span><text:span text:style-name="T17">4</text:span></text:p>
              <text:p text:style-name="P3"><text:span text:style-name="T15">4.1. Структурные и функциональные модели.........................................7</text:span><text:span text:style-name="T17">4</text:span></text:p>
              <text:list>
                <text:list-header>
                  <text:p text:style-name="P3"><text:span text:style-name="T15">4.1.1. Анализ информационных потоков для разработки ПО...........7</text:span><text:span text:style-name="T17">4</text:span></text:p>
                  <text:p text:style-name="P3"><text:span text:style-name="T15">4.1.2. </text:span><text:span text:style-name="T18">Структура программного комплекса.........................................</text:span><text:span text:style-name="T22">77</text:span></text:p>
                </text:list-header>
              </text:list>
              <text:p text:style-name="P3"><text:span text:style-name="T19">4.2. </text:span><text:span text:style-name="T18">Проектирование диаграммы классов................................................</text:span><text:span text:style-name="T22">78</text:span></text:p>
              <text:p text:style-name="P3"><text:span text:style-name="T19">4.3. </text:span><text:span text:style-name="T18">Разработка пользовательского интерфейса....................................</text:span><text:span text:style-name="T19">...</text:span><text:span text:style-name="T22">88</text:span></text:p>
            </text:list-item>
            <text:list-item>
              <text:p text:style-name="P3"><text:span text:style-name="T19">Тестирование на модельных и реальных примерах................................</text:span><text:span text:style-name="T22">99</text:span></text:p>
              <text:p text:style-name="P3"><text:span text:style-name="T19">5.1. </text:span><text:span text:style-name="T20">Описание и анализ исключительных ситуаций................................</text:span><text:span text:style-name="T22">99</text:span></text:p>
              <text:p text:style-name="P3"><text:span text:style-name="T19">5.2. </text:span><text:span text:style-name="T20">Исследование временных характеристик.........................................</text:span><text:span text:style-name="T22">99</text:span></text:p>
              <text:p text:style-name="P3"><text:soft-page-break/><text:span text:style-name="T19">5.3. </text:span><text:span text:style-name="T20">Описание функционирования..........................................................</text:span><text:span text:style-name="T19">10</text:span><text:span text:style-name="T22">0</text:span></text:p>
            </text:list-item>
          </text:list>
        </text:list-item>
      </text:list>
      <text:p text:style-name="P1"><text:span text:style-name="T19">Заключение.......................................................................................................10</text:span><text:span text:style-name="T22">4</text:span></text:p>
      <text:p text:style-name="P1"><text:span text:style-name="T19">Список литературы..........................................................................................10</text:span><text:span text:style-name="T22">5</text:span></text:p>
      <text:p text:style-name="P1"><text:span text:style-name="T19">Приложение......................................................................................................1</text:span><text:span text:style-name="T22">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1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01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3:06:07</dc:date>
    <meta:editing-duration>PT07H55M15S</meta:editing-duration>
    <meta:editing-cycles>124</meta:editing-cycles>
    <meta:document-statistic meta:table-count="0" meta:image-count="0" meta:object-count="0" meta:page-count="3" meta:paragraph-count="48" meta:word-count="238" meta:character-count="4230"/>
    <meta:user-defined meta:name="Поле 1"/>
    <meta:user-defined meta:name="Поле 2"/>
    <meta:user-defined meta:name="Поле 3"/>
    <meta:user-defined meta:name="Поле 4"/>
  </office:meta>
</office:document-meta>
</file>